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>
      <style:graphic-properties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6cm" fo:min-width="1.177cm"/>
    </style:style>
    <style:style style:name="gr3" style:family="graphic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5" style:family="graphic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16cm" fo:min-width="2.475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68cm" fo:min-width="2.748cm"/>
    </style:style>
    <style:style style:name="gr9" style:family="graphic" style:parent-style-name="standard">
      <style:graphic-properties draw:stroke="none" svg:stroke-color="#000000" draw:fill="none" draw:fill-color="#ffffff" fo:min-height="2.068cm"/>
    </style:style>
    <style:style style:name="gr10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37.9000015258789pt" style:font-size-asian="26pt" style:font-size-complex="26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text-properties fo:font-size="40.7999992370606pt" fo:font-weight="normal" style:font-size-asian="28pt" style:font-weight-asian="normal" style:font-size-complex="28pt" style:font-weight-complex="normal"/>
    </style:style>
    <style:style style:name="P5" style:family="paragraph">
      <style:text-properties fo:font-size="35pt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699cm" svg:height="2.794cm" svg:x="3.032cm" svg:y="4.048cm">
          <draw:glue-point draw:id="4" svg:x="5cm" svg:y="-2.36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961cm" svg:height="1.866cm" svg:x="4.175cm" svg:y="4.81cm">
          <draw:text-box>
            <text:p text:style-name="P2"><text:span text:style-name="T1">User</text:span></text:p>
          </draw:text-box>
        </draw:frame>
        <draw:custom-shape draw:style-name="gr3" draw:text-style-name="P3" xml:id="id2" draw:id="id2" draw:layer="Layout" svg:width="4.852cm" svg:height="5.781cm" svg:x="8.786cm" svg:y="11.475cm">
          <text:p text:style-name="P3"><text:span text:style-name="T2">Load files </text:span></text:p>
          <text:p text:style-name="P3"><text:span text:style-name="T2">functionality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7.731cm" svg:y1="5.445cm" svg:x2="11.212cm" svg:y2="11.475cm" draw:start-shape="id1" draw:start-glue-point="1" draw:end-shape="id2" svg:d="M7731 5445h3481v6030" svg:viewBox="0 0 3482 6031">
          <text:p/>
        </draw:connector>
        <draw:custom-shape draw:style-name="gr5" draw:text-style-name="P1" xml:id="id3" draw:id="id3" draw:layer="Layout" svg:width="4.115cm" svg:height="5.588cm" svg:x="15.732cm" svg:y="11.414cm">
          <draw:glue-point draw:id="4" svg:x="-2.434cm" svg:y="5cm"/>
          <draw:glue-point draw:id="5" svg:x="-2.691cm" svg:y="-4.999cm"/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5.252cm" svg:height="4.866cm" svg:x="15.848cm" svg:y="13.167cm">
          <draw:text-box>
            <text:p text:style-name="P3"><text:span text:style-name="T2">Analyzer </text:span></text:p>
            <text:p text:style-name="P3"><text:span text:style-name="T2">and </text:span></text:p>
            <text:p text:style-name="P3"><text:span text:style-name="T2">plotter</text:span></text:p>
          </draw:text-box>
        </draw:frame>
        <draw:path draw:style-name="gr7" draw:text-style-name="P1" xml:id="id4" draw:id="id4" draw:layer="layout" svg:width="8.508cm" svg:height="2.66cm" svg:x="7.004cm" svg:y="25.276cm" svg:viewBox="0 0 8509 2661" svg:d="M1588 2661v-2661h4675 2246v2661zM0 2661v-2661h1569v2661z">
          <draw:glue-point draw:id="4" svg:x="2.361cm" svg:y="-5cm"/>
          <text:p/>
        </draw:path>
        <draw:frame draw:style-name="gr8" draw:text-style-name="P4" draw:layer="layout" svg:width="5.734cm" svg:height="2.718cm" svg:x="9.763cm" svg:y="26.003cm">
          <draw:text-box>
            <text:p text:style-name="P4"><text:span text:style-name="T3">Database</text:span></text:p>
          </draw:text-box>
        </draw:frame>
        <draw:connector draw:style-name="gr4" draw:text-style-name="P1" draw:layer="layout" draw:line-skew="-1.658cm" svg:x1="17.789cm" svg:y1="11.414cm" svg:x2="5.381cm" svg:y2="4.048cm" draw:start-shape="id3" draw:start-glue-point="0" draw:end-shape="id1" draw:end-glue-point="0" svg:d="M17789 11414v-9525h-12408v2159" svg:viewBox="0 0 12409 9526">
          <text:p/>
        </draw:connector>
        <draw:connector draw:style-name="gr4" draw:text-style-name="P1" draw:layer="layout" draw:type="line" svg:x1="11.212cm" svg:y1="17.256cm" svg:x2="11.258cm" svg:y2="25.276cm" draw:start-shape="id2" draw:start-glue-point="2" draw:end-shape="id4" draw:end-glue-point="0" svg:d="M11212 17256l46 8020" svg:viewBox="0 0 47 8021">
          <text:p/>
        </draw:connector>
        <draw:connector draw:style-name="gr4" draw:text-style-name="P1" draw:layer="layout" svg:x1="17.789cm" svg:y1="17.002cm" svg:x2="15.513cm" svg:y2="26.606cm" draw:start-shape="id3" draw:start-glue-point="2" draw:end-shape="id4" draw:end-glue-point="1" svg:d="M17789 17002v9604h-2276" svg:viewBox="0 0 2277 9605">
          <text:p/>
        </draw:connector>
        <draw:connector draw:style-name="gr4" draw:text-style-name="P1" draw:layer="layout" svg:x1="13.266cm" svg:y1="25.276cm" svg:x2="16.788cm" svg:y2="17.002cm" draw:start-shape="id4" draw:start-glue-point="4" draw:end-shape="id3" draw:end-glue-point="4" svg:d="M13266 25276v-4136h3522v-4138" svg:viewBox="0 0 3523 8275">
          <text:p/>
        </draw:connector>
        <draw:connector draw:style-name="gr4" draw:text-style-name="P1" draw:layer="layout" svg:x1="7.73cm" svg:y1="4.784cm" svg:x2="16.682cm" svg:y2="11.415cm" draw:start-shape="id1" draw:start-glue-point="4" draw:end-shape="id3" draw:end-glue-point="5" svg:d="M7730 4784h8952v6631" svg:viewBox="0 0 8953 6632">
          <text:p/>
        </draw:connector>
        <draw:frame draw:style-name="gr9" draw:text-style-name="P5" draw:layer="layout" svg:width="15.738cm" svg:height="2.318cm" draw:transform="rotate (1.5707963267949) translate (2.016cm 21.632cm)">
          <draw:text-box>
            <text:p text:style-name="P5"><text:span text:style-name="T2">CONTEXT <text:s/>DIAGRAM</text:span></text:p>
          </draw:text-box>
        </draw:frame>
        <draw:line draw:style-name="gr10" draw:text-style-name="P1" draw:layer="layout" svg:x1="8.785cm" svg:y1="12.541cm" svg:x2="13.638cm" svg:y2="12.541cm">
          <text:p/>
        </draw:line>
        <draw:line draw:style-name="gr10" draw:text-style-name="P1" draw:layer="layout" svg:x1="19.805cm" svg:y1="12.526cm" svg:x2="15.608cm" svg:y2="12.5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9T10:43:49.302471101</meta:creation-date>
    <dc:date>2016-04-19T10:51:06.832425399</dc:date>
    <meta:editing-duration>P0D</meta:editing-duration>
    <meta:editing-cycles>1</meta:editing-cycles>
    <meta:document-statistic meta:object-count="16"/>
    <meta:generator>LibreOffice/4.2.8.2$Linux_X86_64 LibreOffice_project/420m0$Build-2</meta:generator>
  </office:meta>
</office:document-meta>
</file>